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cea2"/>
    </style:style>
    <style:style style:name="P2" style:family="paragraph" style:parent-style-name="Standard" style:list-style-name="L1">
      <style:text-properties officeooo:rsid="0007cea2" officeooo:paragraph-rsid="0007cea2"/>
    </style:style>
    <style:style style:name="P3" style:family="paragraph" style:parent-style-name="Standard" style:list-style-name="L1">
      <style:text-properties officeooo:rsid="00093b08" officeooo:paragraph-rsid="00093b08"/>
    </style:style>
    <style:style style:name="T1" style:family="text">
      <style:text-properties officeooo:rsid="0007ce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07812959302900177" text:style-name="L1">
        <text:list-item>
          <text:p text:style-name="P2">Tania</text:p>
        </text:list-item>
        <text:list-item>
          <text:p text:style-name="P2">stolik 30x30cm, podgrzewany (pole robocze nieco mniejsze – klipsy do przytrzymywania szkła!)</text:p>
        </text:list-item>
        <text:list-item>
          <text:p text:style-name="P2">stolik podgrzewany alu + łatwo zdejmowane szkło na wierzchu – łatwa wymiana do wydruku</text:p>
        </text:list-item>
        <text:list-item>
          <text:p text:style-name="P1"><text:span text:style-name="T1">przycisk "emergency stop" (</text:span><text:a xlink:type="simple" xlink:href="http://allegro.pl/listing/listing.php?department=wszystkie+działy∨der=d&amp;search_scope=wszystkie+działy&amp;string=przycisk+bezpieczeństwa"><text:span text:style-name="T1">http://allegro.pl/listing/listing.php?department=wszystkie+dzia%C5%82y&amp;order=d&amp;search_scope=wszystkie+dzia%C5%82y&amp;string=przycisk+bezpiecze%C5%84stwa</text:span></text:a><text:span text:style-name="T1"> )</text:span></text:p>
        </text:list-item>
        <text:list-item>
          <text:p text:style-name="P2">wyłącznik zasilania</text:p>
        </text:list-item>
        <text:list-item>
          <text:p text:style-name="P2">elektronika zintegrowana mechanicznie z drukarką</text:p>
        </text:list-item>
        <text:list-item>
          <text:p text:style-name="P2">wózek w osi X w pionie, nie w poziomie</text:p>
        </text:list-item>
        <text:list-item>
          <text:p text:style-name="P2">łatwa wymiana całej głowicy</text:p>
        </text:list-item>
        <text:list-item>
          <text:p text:style-name="P2">? krańcówka Z zintegrowana z głowicą</text:p>
        </text:list-item>
        <text:list-item>
          <text:p text:style-name="P2">krańcówka Z optyczna z regulacją</text:p>
        </text:list-item>
        <text:list-item>
          <text:p text:style-name="P2">pojedyncza wtyczka od elektroniki do głowicy z pojedynczym kablem, ew. Taśma + grubsze kable na grzanie (może DB15?)</text:p>
        </text:list-item>
        <text:list-item>
          <text:p text:style-name="P2">zintegrowane gniazdo zasilania</text:p>
        </text:list-item>
        <text:list-item>
          <text:p text:style-name="P2">podświetlanie pola roboczego</text:p>
        </text:list-item>
        <text:list-item>
          <text:p text:style-name="P2">maksymalnie wyciszona</text:p>
        </text:list-item>
        <text:list-item>
          <text:p text:style-name="P2">wbudowana regulacja napięcia pasków</text:p>
        </text:list-item>
        <text:list-item>
          <text:p text:style-name="P2">gumowe nóżki amortyzujące</text:p>
        </text:list-item>
        <text:list-item>
          <text:p text:style-name="P2">elektronika – najlepiej rPi + wifi + lcd </text:p>
        </text:list-item>
        <text:list-item>
          <text:p text:style-name="P2">zintegrowany zasilacz (może schowany pod spodem)</text:p>
        </text:list-item>
        <text:list-item>
          <text:p text:style-name="P3">dwa wiatraki po obu stronach, żeby równomiernie chłodzić wydru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0.3.3$Windows_x86 LibreOffice_project/0eaa50a932c8f2199a615e1eb30f7ac74279539</meta:generator>
    <dc:date>2013-10-12T18:52:08.17</dc:date>
    <dc:creator>Piotr Nowicki</dc:creator>
    <meta:document-statistic meta:table-count="0" meta:image-count="0" meta:object-count="0" meta:page-count="1" meta:paragraph-count="19" meta:word-count="135" meta:character-count="987" meta:non-whitespace-character-count="886"/>
    <meta:user-defined meta:name="Info 1"/>
    <meta:user-defined meta:name="Info 2"/>
    <meta:user-defined meta:name="Info 3"/>
    <meta:user-defined meta:name="Info 4"/>
  </office:meta>
</office:document-meta>
</file>